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9a11" officeooo:paragraph-rsid="00113a0e"/>
    </style:style>
    <style:style style:name="P2" style:family="paragraph" style:parent-style-name="Standard">
      <style:text-properties officeooo:paragraph-rsid="00121bd4"/>
    </style:style>
    <style:style style:name="P3" style:family="paragraph" style:parent-style-name="Standard">
      <style:text-properties fo:font-size="12pt" officeooo:rsid="000f9a11" officeooo:paragraph-rsid="00121bd4" style:font-size-asian="12pt" style:font-size-complex="12pt"/>
    </style:style>
    <style:style style:name="P4" style:family="paragraph" style:parent-style-name="Standard">
      <style:text-properties fo:font-size="12pt" officeooo:rsid="000f9a11" officeooo:paragraph-rsid="00113a0e" style:font-size-asian="12pt" style:font-size-complex="12pt"/>
    </style:style>
    <style:style style:name="P5" style:family="paragraph" style:parent-style-name="Standard">
      <style:paragraph-properties fo:text-align="end" style:justify-single-word="false"/>
      <style:text-properties fo:font-size="12pt" officeooo:rsid="000f9a11" officeooo:paragraph-rsid="00113a0e" style:font-size-asian="12pt" style:font-size-complex="12pt"/>
    </style:style>
    <style:style style:name="P6" style:family="paragraph" style:parent-style-name="Text_20_body" style:list-style-name="L1">
      <style:text-properties officeooo:paragraph-rsid="000f9a11"/>
    </style:style>
    <style:style style:name="P7" style:family="paragraph" style:parent-style-name="Text_20_body">
      <style:text-properties fo:font-size="12pt" style:font-size-asian="12pt" style:font-size-complex="12pt"/>
    </style:style>
    <style:style style:name="P8" style:family="paragraph" style:parent-style-name="Text_20_body" style:list-style-name="L2">
      <style:paragraph-properties fo:margin-top="0in" fo:margin-bottom="0in" style:contextual-spacing="false"/>
      <style:text-properties fo:font-size="12pt" style:font-size-asian="12pt" style:font-size-complex="12pt"/>
    </style:style>
    <style:style style:name="P9" style:family="paragraph" style:parent-style-name="Text_20_body" style:list-style-name="L2">
      <style:text-properties fo:font-size="12pt" style:font-size-asian="12pt" style:font-size-complex="12pt"/>
    </style:style>
    <style:style style:name="P10" style:family="paragraph" style:parent-style-name="Text_20_body" style:list-style-name="L3">
      <style:paragraph-properties fo:margin-top="0in" fo:margin-bottom="0in" style:contextual-spacing="false"/>
      <style:text-properties fo:font-size="12pt" style:font-size-asian="12pt" style:font-size-complex="12pt"/>
    </style:style>
    <style:style style:name="P11" style:family="paragraph" style:parent-style-name="Text_20_body" style:list-style-name="L3">
      <style:text-properties fo:font-size="12pt" style:font-size-asian="12pt" style:font-size-complex="12pt"/>
    </style:style>
    <style:style style:name="P12" style:family="paragraph" style:parent-style-name="Text_20_body" style:list-style-name="L1">
      <style:text-properties fo:font-size="12pt" officeooo:paragraph-rsid="000f9a11" style:font-size-asian="12pt" style:font-size-complex="12pt"/>
    </style:style>
    <style:style style:name="P13" style:family="paragraph" style:parent-style-name="Text_20_body">
      <style:text-properties fo:font-size="12pt" officeooo:rsid="000f9a11" officeooo:paragraph-rsid="00113a0e" style:font-size-asian="12pt" style:font-size-complex="12pt"/>
    </style:style>
    <style:style style:name="P14" style:family="paragraph" style:parent-style-name="Text_20_body" style:list-style-name="L4">
      <style:text-properties fo:font-size="12pt" style:font-size-asian="12pt" style:font-size-complex="12pt"/>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fo:font-weight="bold" officeooo:rsid="00135012" style:font-size-asian="15pt" style:font-weight-asian="bold" style:font-size-complex="15pt" style:font-weight-complex="bold"/>
    </style:style>
    <style:style style:name="T3" style:family="text">
      <style:text-properties fo:font-size="15pt" fo:font-weight="bold" officeooo:rsid="00148081" style:font-size-asian="15pt" style:font-weight-asian="bold" style:font-size-complex="15pt" style:font-weight-complex="bold"/>
    </style:style>
    <style:style style:name="T4" style:family="text">
      <style:text-properties fo:font-size="15pt" fo:font-weight="bold" officeooo:rsid="00121bd4" style:font-size-asian="15pt" style:font-weight-asian="bold" style:font-size-complex="15pt" style:font-weight-complex="bold"/>
    </style:style>
    <style:style style:name="T5" style:family="text">
      <style:text-properties fo:font-size="15pt" fo:font-weight="bold" officeooo:rsid="000f9a11" style:font-size-asian="15pt" style:font-weight-asian="bold" style:font-size-complex="15pt" style:font-weight-complex="bold"/>
    </style:style>
    <style:style style:name="T6" style:family="text">
      <style:text-properties officeooo:rsid="00135012"/>
    </style:style>
    <style:style style:name="T7" style:family="text">
      <style:text-properties officeooo:rsid="00113a0e"/>
    </style:style>
    <style:style style:name="T8" style:family="text">
      <style:text-properties fo:font-style="italic" fo:font-weight="bold" officeooo:rsid="00113a0e" style:font-style-asian="italic" style:font-weight-asian="bold" style:font-style-complex="italic" style:font-weight-complex="bold"/>
    </style:style>
    <style:style style:name="T9" style:family="text">
      <style:text-properties fo:font-style="normal" fo:font-weight="normal" officeooo:rsid="00113a0e" style:font-style-asian="normal" style:font-weight-asian="normal" style:font-style-complex="normal" style:font-weight-complex="normal"/>
    </style:style>
    <style:style style:name="T10" style:family="text">
      <style:text-properties officeooo:rsid="00121bd4"/>
    </style:style>
    <style:style style:name="T11" style:family="text">
      <style:text-properties officeooo:rsid="000f9a11"/>
    </style:style>
    <style:style style:name="T12" style:family="text">
      <style:text-properties fo:font-size="18pt" fo:font-weight="bold" officeooo:rsid="00135012" style:font-size-asian="18pt" style:font-weight-asian="bold" style:font-size-complex="18pt" style:font-weight-complex="bold"/>
    </style:style>
    <style:style style:name="T13" style:family="text">
      <style:text-properties fo:font-size="18pt" fo:font-weight="bold" officeooo:rsid="000f9a11" style:font-size-asian="18pt" style:font-weight-asian="bold" style:font-size-complex="18pt" style:font-weight-complex="bold"/>
    </style:style>
    <style:style style:name="T14" style:family="text">
      <style:text-properties fo:font-size="18pt" fo:font-weight="bold" officeooo:rsid="00148081" style:font-size-asian="18pt" style:font-weight-asian="bold" style:font-size-complex="18pt" style:font-weight-complex="bold"/>
    </style:style>
    <style:style style:name="T15" style:family="text">
      <style:text-properties fo:font-size="18pt" fo:font-weight="bold" officeooo:rsid="00121bd4" style:font-size-asian="18pt" style:font-weight-asian="bold" style:font-size-complex="18pt" style:font-weight-complex="bold"/>
    </style:style>
    <style:style style:name="T16" style:family="text">
      <style:text-properties fo:font-size="20pt" fo:font-weight="bold" officeooo:rsid="00135012" style:font-size-asian="20pt" style:font-weight-asian="bold" style:font-size-complex="20pt" style:font-weight-complex="bold"/>
    </style:style>
    <style:style style:name="T17" style:family="text">
      <style:text-properties fo:font-size="20pt" fo:font-weight="bold" officeooo:rsid="000f9a11" style:font-size-asian="20pt" style:font-weight-asian="bold" style:font-size-complex="20pt" style:font-weight-complex="bold"/>
    </style:style>
    <style:style style:name="T18" style:family="text">
      <style:text-properties fo:font-size="20pt" fo:font-weight="bold" officeooo:rsid="00148081" style:font-size-asian="20pt" style:font-weight-asian="bold" style:font-size-complex="20pt" style:font-weight-complex="bold"/>
    </style:style>
    <style:style style:name="T19" style:family="text">
      <style:text-properties fo:font-size="20pt" fo:font-weight="bold" officeooo:rsid="00121bd4" style:font-size-asian="20pt" style:font-weight-asian="bold" style:font-size-complex="20pt" style:font-weight-complex="bold"/>
    </style:style>
    <style:style style:name="T20" style:family="text">
      <style:text-properties fo:font-size="14pt" fo:font-weight="bold" officeooo:rsid="00121bd4" style:font-size-asian="14pt" style:font-weight-asian="bold" style:font-size-complex="14pt" style:font-weight-complex="bold"/>
    </style:style>
    <style:style style:name="T21" style:family="text">
      <style:text-properties fo:font-size="12pt" style:font-size-asian="12pt" style:font-size-complex="12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text:line-break/></text:span><text:span text:style-name="T16">LED Token </text:span><text:span text:style-name="T17">(LED) </text:span><text:span text:style-name="T16">smart contract audit report summary </text:span><text:span text:style-name="T18">of original smart contract </text:span><text:span text:style-name="T19">erc20</text:span><text:span text:style-name="T4"><text:line-break/><text:line-break/></text:span><text:span text:style-name="T20">The code is a standard implementation of the ERC20 token, which is a widely used token standard on the Ethereum blockchain. The code is imported from the OpenZeppelin library, which is a popular library for smart contract development.</text:span><text:span text:style-name="T4"><text:line-break/></text:span></text:p>
      <text:p text:style-name="P7">Th<text:span text:style-name="T10">is</text:span> code consists of three files. The first file is the IERC20.sol interface, which defines the functions that an ERC20 token must implement. The second file is the SafeMath.sol library, which provides safe arithmetic operations for uint256 values. The third file is the ERC20.sol contract, which implements the ERC20 token.</text:p>
      <text:p text:style-name="P7">The IERC20.sol interface defines the following functions:</text:p>
      <text:list xml:id="list557285377" text:style-name="L2">
        <text:list-item>
          <text:p text:style-name="P8">transfer: transfer tokens from the sender's account to a specified account</text:p>
        </text:list-item>
        <text:list-item>
          <text:p text:style-name="P8">approve: approve a specified account to spend tokens from the sender's account</text:p>
        </text:list-item>
        <text:list-item>
          <text:p text:style-name="P8">transferFrom: transfer tokens from a specified account to another specified account</text:p>
        </text:list-item>
        <text:list-item>
          <text:p text:style-name="P8">totalSupply: get the total supply of the token</text:p>
        </text:list-item>
        <text:list-item>
          <text:p text:style-name="P8">balanceOf: get the balance of a specified account</text:p>
        </text:list-item>
        <text:list-item>
          <text:p text:style-name="P9">allowance: get the allowance of a specified account to spend tokens from another specified account</text:p>
        </text:list-item>
      </text:list>
      <text:p text:style-name="P7">The SafeMath.sol library provides safe arithmetic operations for uint256 values, which are used in the ERC20 contract to prevent overflows and underflows.</text:p>
      <text:p text:style-name="P7">The ERC20.sol contract implements the ERC20 token. It defines the following state variables:</text:p>
      <text:list xml:id="list2322804022" text:style-name="L3">
        <text:list-item>
          <text:p text:style-name="P10">_balances: a mapping of account addresses to their token balances</text:p>
        </text:list-item>
        <text:list-item>
          <text:p text:style-name="P10">_allowed: a mapping of account addresses to their approved spenders and the amount of tokens they are allowed to spend</text:p>
        </text:list-item>
        <text:list-item>
          <text:p text:style-name="P11">_totalSupply: the total supply of the token</text:p>
        </text:list-item>
      </text:list>
      <text:p text:style-name="P7">The contract implements the functions defined in the IERC20.sol interface using the state variables defined above and the SafeMath.sol library. The transfer and approve functions are implemented by calling the _transfer and _approve functions, respectively, which update the state variables. The transferFrom function is implemented by calling the _transfer function and checking that the spender is allowed to spend the specified amount of tokens. The totalSupply, balanceOf, and allowance functions simply return the corresponding state variables.</text:p>
      <text:p text:style-name="P7">The code seems to be well-written and follows standard ERC20 implementation guidelines. However, a smart contract audit should also include a thorough analysis of the contract's logic and potential vulnerabilities that could be exploited by attackers.</text:p>
      <text:p text:style-name="P3"><text:span text:style-name="T6"><text:line-break/><text:line-break/></text:span><text:soft-page-break/>Here are some potential issues that a smart contract security audit might identify in the given code:<text:line-break/></text:p>
      <text:list xml:id="list4139349646" text:style-name="L1">
        <text:list-item>
          <text:p text:style-name="P12">The code is based on an older version of Solidity (0.5.0), which may have known vulnerabilities that have been addressed in more recent versions of the language. It would be a good idea to upgrade to a newer version of Solidity if possible.</text:p>
        </text:list-item>
        <text:list-item>
          <text:p text:style-name="P6"><text:span text:style-name="T21">The </text:span><text:span text:style-name="Source_20_Text"><text:span text:style-name="T21">transfer</text:span></text:span><text:span text:style-name="T21"> and </text:span><text:span text:style-name="Source_20_Text"><text:span text:style-name="T21">transferFrom</text:span></text:span><text:span text:style-name="T21"> functions do not include any checks to ensure that the </text:span><text:span text:style-name="Source_20_Text"><text:span text:style-name="T21">to</text:span></text:span><text:span text:style-name="T21"> and </text:span><text:span text:style-name="Source_20_Text"><text:span text:style-name="T21">from</text:span></text:span><text:span text:style-name="T21"> addresses are not the zero address (0x0). This could allow malicious actors to send tokens to the zero address, resulting in the loss of those tokens.</text:span></text:p>
        </text:list-item>
        <text:list-item>
          <text:p text:style-name="P6"><text:span text:style-name="T21">The </text:span><text:span text:style-name="Source_20_Text"><text:span text:style-name="T21">transferFrom</text:span></text:span><text:span text:style-name="T21"> function does not check whether the </text:span><text:span text:style-name="Source_20_Text"><text:span text:style-name="T21">from</text:span></text:span><text:span text:style-name="T21"> address has sufficient balance or allowance before transferring tokens. This could allow a user to transfer more tokens than they actually own or have been approved to spend.</text:span></text:p>
        </text:list-item>
        <text:list-item>
          <text:p text:style-name="P6"><text:span text:style-name="T21">The </text:span><text:span text:style-name="Source_20_Text"><text:span text:style-name="T21">allowance</text:span></text:span><text:span text:style-name="T21"> function does not check whether the </text:span><text:span text:style-name="Source_20_Text"><text:span text:style-name="T21">spender</text:span></text:span><text:span text:style-name="T21"> address is a contract or not. If the </text:span><text:span text:style-name="Source_20_Text"><text:span text:style-name="T21">spender</text:span></text:span><text:span text:style-name="T21"> address is a contract, it could potentially call the </text:span><text:span text:style-name="Source_20_Text"><text:span text:style-name="T21">transferFrom</text:span></text:span><text:span text:style-name="T21"> function with a </text:span><text:span text:style-name="Source_20_Text"><text:span text:style-name="T21">from</text:span></text:span><text:span text:style-name="T21"> address that is not the contract's own address, allowing the contract to transfer tokens it does not own.</text:span></text:p>
        </text:list-item>
      </text:list>
      <text:p text:style-name="P1"><text:span text:style-name="T21">The </text:span><text:span text:style-name="Source_20_Text"><text:span text:style-name="T21">transferFrom</text:span></text:span><text:span text:style-name="T21"> function does not check whether the </text:span><text:span text:style-name="Source_20_Text"><text:span text:style-name="T21">to</text:span></text:span><text:span text:style-name="T21"> address is a contract or not. If the </text:span><text:span text:style-name="Source_20_Text"><text:span text:style-name="T21">to</text:span></text:span><text:span text:style-name="T21"> address is a contract, it could potentially have a fallback function that performs<text:line-break/><text:line-break/><text:line-break/></text:span></text:p>
      <text:p text:style-name="P13">Overall, the ERC20 contract appears to be standard and follows best practices for security. However, there are still potential vulnerabilities that could be exploited by attackers. Below are some possible issues that could be exploited:</text:p>
      <text:list xml:id="list249931733" text:style-name="L4">
        <text:list-item>
          <text:p text:style-name="P14">Reentrancy Attack: The transfer function in the ERC20 contract is not protected against reentrancy attacks. An attacker could potentially call the transfer function repeatedly before the transaction is completed, draining the target account. To mitigate this vulnerability, a reentrancy guard should be implemented in the transfer function.</text:p>
        </text:list-item>
        <text:list-item>
          <text:p text:style-name="P14">Integer Overflow/Underflow: The SafeMath library is used in the contract to prevent integer overflow and underflow. However, there are still potential vulnerabilities if the contract is not used correctly or if the total supply of tokens is set too high. The contract should be tested thoroughly to ensure that it cannot be exploited by integer overflow or underflow attacks.</text:p>
        </text:list-item>
        <text:list-item>
          <text:p text:style-name="P14">Lack of Access Controls: The ERC20 contract does not implement any access controls, which means that anyone can call any of the functions in the contract. This could potentially allow attackers to manipulate the contract in unintended ways. It is recommended to implement access controls to ensure that only authorized parties can interact with the contract.</text:p>
        </text:list-item>
        <text:list-item>
          <text:p text:style-name="P14">Front-Running Attacks: Front-running is an attack where a malicious user submits a transaction to the blockchain before a legitimate user's transaction is processed. This can be exploited in the ERC20 contract by using the approve function to grant an unauthorized party access to the <text:soft-page-break/>tokens before the legitimate user's transfer function is processed. This can be mitigated by using more complex transaction mechanisms or by implementing a delay in the approval process.</text:p>
        </text:list-item>
        <text:list-item>
          <text:p text:style-name="P14">Lack of Event Filters: The ERC20 contract emits events for all token transfers and approvals, which can potentially expose sensitive information about the contract and its users. To mitigate this vulnerability, the contract should implement event filters to ensure that only authorized parties can access the events emitted by the contract.</text:p>
        </text:list-item>
        <text:list-item>
          <text:p text:style-name="P14">Potential Ownership Issues: The ERC20 contract does not implement any ownership controls, which means that the contract owner can potentially manipulate the contract in unintended ways. It is recommended to implement ownership controls to ensure that only authorized parties can modify the contract.</text:p>
        </text:list-item>
        <text:list-item>
          <text:p text:style-name="P14">Lack of Auditing: While the code appears to be properly commented and follows best practices, it is still recommended to conduct a thorough auditing of the contract to ensure that there are no potential vulnerabilities or issues that were not identified during development.</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text:line-break/><text:span text:style-name="T7">Smart Contract Audit performed by </text:span><text:span text:style-name="T8">LED Chain </text:span><text:span text:style-name="T9">20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2T13:18:30.855962469</meta:creation-date>
    <dc:date>2023-02-27T02:37:45.476202172</dc:date>
    <meta:editing-duration>PT15M58S</meta:editing-duration>
    <meta:editing-cycles>3</meta:editing-cycles>
    <meta:generator>LibreOffice/7.3.7.2$Linux_X86_64 LibreOffice_project/30$Build-2</meta:generator>
    <meta:document-statistic meta:table-count="0" meta:image-count="0" meta:object-count="0" meta:page-count="3" meta:paragraph-count="31" meta:word-count="1012" meta:character-count="6475" meta:non-whitespace-character-count="5504"/>
  </office:meta>
</office:document-meta>
</file>